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31A000004637CE96CD8.png" manifest:media-type="image/png"/>
  <manifest:file-entry manifest:full-path="Pictures/100000010000031A00000463775A6B73.png" manifest:media-type="image/png"/>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ula1" style:family="table">
      <style:table-properties style:width="14.102cm" fo:margin-left="0.96cm" table:align="left"/>
    </style:style>
    <style:style style:name="Taula1.A" style:family="table-column">
      <style:table-column-properties style:column-width="13.203cm"/>
    </style:style>
    <style:style style:name="Taula1.B" style:family="table-column">
      <style:table-column-properties style:column-width="0.9cm"/>
    </style:style>
    <style:style style:name="Taula1.A1" style:family="table-cell">
      <style:table-cell-properties fo:padding="0.097cm" fo:border="none"/>
    </style:style>
    <style:style style:name="Taula1.B1" style:family="table-cell">
      <style:table-cell-properties style:vertical-align="middle" fo:padding="0.097cm" fo:border="none"/>
    </style:style>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text-properties style:font-name="Comfortaa Light" fo:font-size="32pt" officeooo:rsid="00133d9c" officeooo:paragraph-rsid="00133d9c" style:font-size-asian="32pt" style:font-size-complex="32pt"/>
    </style:style>
    <style:style style:name="P3" style:family="paragraph" style:parent-style-name="Standard">
      <style:paragraph-properties fo:text-align="center" style:justify-single-word="false"/>
      <style:text-properties fo:color="#9e2050" loext:opacity="100%" style:font-name="Comfortaa Light" fo:font-size="24pt" officeooo:rsid="00133d9c" officeooo:paragraph-rsid="00133d9c" style:font-size-asian="21pt" style:font-size-complex="24pt"/>
    </style:style>
    <style:style style:name="P4" style:family="paragraph" style:parent-style-name="Standard">
      <style:paragraph-properties fo:text-align="center" style:justify-single-word="false"/>
      <style:text-properties style:font-name="Comfortaa Light" fo:font-size="24pt" officeooo:rsid="0003c534" officeooo:paragraph-rsid="0003c534" style:font-size-asian="21pt" style:font-size-complex="24pt"/>
    </style:style>
    <style:style style:name="P5" style:family="paragraph" style:parent-style-name="Standard" style:master-page-name="">
      <loext:graphic-properties draw:fill="none"/>
      <style:paragraph-properties fo:margin-left="0cm" fo:margin-right="1.3cm" fo:text-align="end" style:justify-single-word="false" fo:text-indent="0cm" style:auto-text-indent="false" style:page-number="auto" fo:background-color="transparent"/>
      <style:text-properties style:font-name="Comfortaa Light" fo:font-size="14pt" officeooo:rsid="0003c534" officeooo:paragraph-rsid="0003c534" style:font-size-asian="12.25pt" style:font-size-complex="14pt"/>
    </style:style>
    <style:style style:name="P6" style:family="paragraph" style:parent-style-name="Standard">
      <loext:graphic-properties draw:fill="none"/>
      <style:paragraph-properties fo:margin-left="0cm" fo:margin-right="1.3cm" fo:text-align="end" style:justify-single-word="false" fo:text-indent="0cm" style:auto-text-indent="false" fo:background-color="transparent"/>
      <style:text-properties officeooo:paragraph-rsid="0003c534"/>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104cm" style:type="right" style:leader-style="dotted" style:leader-text="."/>
        </style:tab-stops>
      </style:paragraph-properties>
    </style:style>
    <style:style style:name="P9" style:family="paragraph" style:parent-style-name="Contents_20_2">
      <style:paragraph-properties>
        <style:tab-stops>
          <style:tab-stop style:position="15.605cm" style:type="right" style:leader-style="dotted" style:leader-text="."/>
        </style:tab-stops>
      </style:paragraph-properties>
    </style:style>
    <style:style style:name="P10" style:family="paragraph" style:parent-style-name="Contents_20_3">
      <style:paragraph-properties>
        <style:tab-stops>
          <style:tab-stop style:position="15.104cm" style:type="right" style:leader-style="dotted" style:leader-text="."/>
        </style:tab-stops>
      </style:paragraph-properties>
    </style:style>
    <style:style style:name="P11" style:family="paragraph" style:parent-style-name="Contents_20_4">
      <style:paragraph-properties>
        <style:tab-stops>
          <style:tab-stop style:position="14.605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7632c" officeooo:paragraph-rsid="0007632c" style:font-size-asian="11pt" style:font-size-complex="11pt"/>
    </style:style>
    <style:style style:name="P14"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7632c" officeooo:paragraph-rsid="0007632c" style:font-size-asian="11pt" style:font-size-complex="11pt"/>
    </style:style>
    <style:style style:name="P15" style:family="paragraph" style:parent-style-name="Heading_20_1">
      <style:text-properties officeooo:paragraph-rsid="0007632c"/>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7632c" officeooo:paragraph-rsid="000d6e8e" style:font-size-asian="11pt" style:font-size-complex="11pt"/>
    </style:style>
    <style:style style:name="P17" style:family="paragraph" style:parent-style-name="Standard" style:list-style-name="L1">
      <style:paragraph-properties fo:line-height="150%" fo:text-align="justify" style:justify-single-word="false"/>
      <style:text-properties style:font-name="Liberation Sans" fo:font-size="11pt" officeooo:rsid="0007632c" officeooo:paragraph-rsid="0007632c" style:font-size-asian="11pt" style:font-size-complex="11pt"/>
    </style:style>
    <style:style style:name="P18" style:family="paragraph">
      <style:paragraph-properties fo:text-align="center"/>
    </style:style>
    <style:style style:name="P19" style:family="paragraph" style:parent-style-name="Heading_20_1">
      <style:paragraph-properties fo:break-before="page"/>
      <style:text-properties officeooo:rsid="00111113" officeooo:paragraph-rsid="00111113"/>
    </style:style>
    <style:style style:name="P20" style:family="paragraph" style:parent-style-name="Text_20_body">
      <style:text-properties officeooo:rsid="00111113" officeooo:paragraph-rsid="00111113"/>
    </style:style>
    <style:style style:name="P21" style:family="paragraph" style:parent-style-name="Heading_20_1">
      <style:text-properties officeooo:rsid="0009c818" officeooo:paragraph-rsid="0009c818"/>
    </style:style>
    <style:style style:name="P22"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Liberation Sans" fo:font-size="11pt" officeooo:rsid="0003c534" officeooo:paragraph-rsid="00050243" style:font-size-asian="11pt" style:font-size-complex="11pt"/>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3c534" officeooo:paragraph-rsid="00050243" style:font-size-asian="11pt" style:font-size-complex="11pt"/>
    </style:style>
    <style:style style:name="P24"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50243" style:font-size-asian="11pt" style:font-size-complex="11pt"/>
    </style:style>
    <style:style style:name="P25" style:family="paragraph" style:parent-style-name="Text_20_body">
      <style:text-properties officeooo:rsid="000b8e04" officeooo:paragraph-rsid="000b8e04"/>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d0f29" style:font-size-asian="11pt" style:font-size-complex="11pt"/>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d1982" style:font-size-asian="11pt" style:font-size-complex="11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ea5e2" style:font-size-asian="11pt" style:font-size-complex="11pt"/>
    </style:style>
    <style:style style:name="P29" style:family="paragraph" style:parent-style-name="Heading_20_3">
      <style:text-properties officeooo:paragraph-rsid="000ff6d6"/>
    </style:style>
    <style:style style:name="P30"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0ff6d6" style:font-size-asian="11pt" style:font-size-complex="11pt"/>
    </style:style>
    <style:style style:name="P31"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ff6d6" officeooo:paragraph-rsid="000ff6d6" style:font-size-asian="11pt" style:font-size-complex="11pt"/>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110957" style:font-size-asian="11pt" style:font-size-complex="11pt"/>
    </style:style>
    <style:style style:name="P33" style:family="paragraph" style:parent-style-name="Heading_20_1">
      <style:text-properties officeooo:paragraph-rsid="00110957"/>
    </style:style>
    <style:style style:name="P34" style:family="paragraph" style:parent-style-name="Heading_20_2">
      <style:text-properties officeooo:paragraph-rsid="00110957"/>
    </style:style>
    <style:style style:name="P35" style:family="paragraph" style:parent-style-name="Heading_20_3">
      <style:text-properties officeooo:paragraph-rsid="00110957"/>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Liberation Sans" fo:font-size="11pt" officeooo:rsid="000d0f29" officeooo:paragraph-rsid="00111113" style:font-size-asian="11pt" style:font-size-complex="11pt"/>
    </style:style>
    <style:style style:name="P37" style:family="paragraph" style:parent-style-name="Heading_20_2">
      <style:text-properties officeooo:paragraph-rsid="00111113"/>
    </style:style>
    <style:style style:name="P38" style:family="paragraph" style:parent-style-name="Heading_20_2" style:list-style-name="">
      <style:text-properties officeooo:rsid="0008cecc" officeooo:paragraph-rsid="0008cecc"/>
    </style:style>
    <style:style style:name="P39" style:family="paragraph" style:parent-style-name="Heading_20_2">
      <style:paragraph-properties fo:break-before="page"/>
      <style:text-properties officeooo:rsid="0008cecc" officeooo:paragraph-rsid="0008cecc"/>
    </style:style>
    <style:style style:name="P4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3c534" officeooo:paragraph-rsid="00050243" style:font-size-asian="11pt" style:font-size-complex="11pt"/>
    </style:style>
    <style:style style:name="P4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3c534" officeooo:paragraph-rsid="00050243" style:font-size-asian="11pt" style:font-size-complex="11pt"/>
    </style:style>
    <style:style style:name="P42" style:family="paragraph" style:parent-style-name="Standard" style:list-style-name="L2">
      <loext:graphic-properties draw:fill="none"/>
      <style:paragraph-properties fo:line-height="115%" fo:text-align="justify" style:justify-single-word="false" fo:background-color="transparent"/>
      <style:text-properties style:font-name="Liberation Sans" fo:font-size="11pt" officeooo:rsid="000500ee" officeooo:paragraph-rsid="00050243" style:font-size-asian="11pt" style:font-size-complex="11pt"/>
    </style:style>
    <style:style style:name="P4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ans" fo:font-size="14pt" officeooo:rsid="0003c534" officeooo:paragraph-rsid="0003c534" style:font-size-asian="12.25pt" style:font-size-complex="14pt"/>
    </style:style>
    <style:style style:name="P44"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Liberation Sans" fo:font-size="11pt" officeooo:rsid="0003c534" officeooo:paragraph-rsid="0003c534" style:font-size-asian="11pt" style:font-size-complex="11pt"/>
    </style:style>
    <style:style style:name="P4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3c534" officeooo:paragraph-rsid="0003c534" style:font-size-asian="11pt" style:font-size-complex="11pt"/>
    </style:style>
    <style:style style:name="P46" style:family="paragraph" style:parent-style-name="Table_20_Contents">
      <style:paragraph-properties fo:text-align="justify" style:justify-single-word="false"/>
      <style:text-properties style:font-name="Liberation Sans" fo:font-size="11pt" style:font-size-asian="11pt" style:font-size-complex="11pt"/>
    </style:style>
    <style:style style:name="P47" style:family="paragraph" style:parent-style-name="Table_20_Contents">
      <style:paragraph-properties fo:text-align="center" style:justify-single-word="false"/>
      <style:text-properties style:font-name="Liberation Sans" fo:font-size="11pt" officeooo:rsid="00050243" officeooo:paragraph-rsid="00050243" style:font-size-asian="11pt" style:font-size-complex="11pt"/>
    </style:style>
    <style:style style:name="P48" style:family="paragraph" style:parent-style-name="Table_20_Contents">
      <style:paragraph-properties fo:text-align="justify" style:justify-single-word="false"/>
      <style:text-properties style:font-name="Liberation Sans" fo:font-size="11pt" officeooo:rsid="00050243" officeooo:paragraph-rsid="00050243" style:font-size-asian="11pt" style:font-size-complex="11pt"/>
    </style:style>
    <style:style style:name="P49" style:family="paragraph" style:parent-style-name="Table_20_Contents" style:list-style-name="L3">
      <style:paragraph-properties fo:text-align="justify" style:justify-single-word="false"/>
      <style:text-properties style:font-name="Liberation Sans" fo:font-size="11pt" officeooo:rsid="00050243" officeooo:paragraph-rsid="00050243" style:font-size-asian="11pt" style:font-size-complex="11pt"/>
    </style:style>
    <style:style style:name="P50" style:family="paragraph" style:parent-style-name="Table_20_Contents" style:list-style-name="L3">
      <style:paragraph-properties fo:text-align="justify" style:justify-single-word="false"/>
      <style:text-properties style:font-name="Liberation Sans" fo:font-size="11pt" officeooo:rsid="00068dad" officeooo:paragraph-rsid="00068dad" style:font-size-asian="11pt" style:font-size-complex="11pt"/>
    </style:style>
    <style:style style:name="P5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ans" fo:font-size="11pt" officeooo:rsid="000500ee" officeooo:paragraph-rsid="0003c534" style:font-size-asian="11pt" style:font-size-complex="11pt"/>
    </style:style>
    <style:style style:name="T1" style:family="text">
      <style:text-properties fo:color="#9e2050" loext:opacity="100%" fo:font-weight="bold" style:font-weight-asian="bold" style:font-weight-complex="bold"/>
    </style:style>
    <style:style style:name="T2" style:family="text">
      <style:text-properties fo:color="#9e2050" loext:opacity="100%" style:font-name="Comfortaa Light" fo:font-size="14pt" fo:font-weight="bold" officeooo:rsid="0003c534" style:font-size-asian="12.25pt" style:font-weight-asian="bold" style:font-size-complex="14pt" style:font-weight-complex="bold"/>
    </style:style>
    <style:style style:name="T3" style:family="text">
      <style:text-properties style:font-name="Comfortaa Light" fo:font-size="14pt" officeooo:rsid="0003c534" style:font-size-asian="12.25pt" style:font-size-complex="14pt"/>
    </style:style>
    <style:style style:name="T4" style:family="text">
      <style:text-properties officeooo:rsid="0007632c"/>
    </style:style>
    <style:style style:name="T5" style:family="text">
      <style:text-properties officeooo:rsid="000d6e8e"/>
    </style:style>
    <style:style style:name="T6" style:family="text">
      <style:text-properties officeooo:rsid="0008247b"/>
    </style:style>
    <style:style style:name="T7" style:family="text">
      <style:text-properties officeooo:rsid="00111113"/>
    </style:style>
    <style:style style:name="T8" style:family="text">
      <style:text-properties officeooo:rsid="000b8e04"/>
    </style:style>
    <style:style style:name="T9" style:family="text">
      <style:text-properties officeooo:rsid="000d0f29"/>
    </style:style>
    <style:style style:name="T10" style:family="text">
      <style:text-properties officeooo:rsid="000d1982"/>
    </style:style>
    <style:style style:name="T11" style:family="text">
      <style:text-properties officeooo:rsid="000ea5e2"/>
    </style:style>
    <style:style style:name="T12" style:family="text">
      <style:text-properties officeooo:rsid="000ff6d6"/>
    </style:style>
    <style:style style:name="T13" style:family="text">
      <style:text-properties officeooo:rsid="00110957"/>
    </style:style>
    <style:style style:name="T14" style:family="text">
      <style:text-properties officeooo:rsid="00068dad"/>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9e205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cte elèctric de ...</text:p>
      <text:p text:style-name="P3">Memòria</text:p>
      <text:p text:style-name="P4"/>
      <text:p text:style-name="P4"/>
      <text:p text:style-name="P4"/>
      <text:p text:style-name="P4"/>
      <text:p text:style-name="P4"/>
      <text:p text:style-name="P4"/>
      <text:p text:style-name="P4"/>
      <text:p text:style-name="P4"/>
      <text:p text:style-name="P4"/>
      <text:p text:style-name="P4"/>
      <text:p text:style-name="P5"><text:span text:style-name="T1">Alumne:</text:span> Aquí el nom de l’alumne</text:p>
      <text:p text:style-name="P6"><text:span text:style-name="T2">Professor: </text:span><text:span text:style-name="T3">Aquí el nom del professor</text:span></text:p>
      <text:p text:style-name="P6"><text:span text:style-name="T2">Grup:</text:span><text:span text:style-name="T3"> Aquí el codi del grup</text:span></text:p>
      <text:p text:style-name="P6"><text:span text:style-name="T2">Any:</text:span><text:span text:style-name="T3"> Aquí l’any escolar (per exemple 25/26)</text:span></text:p>
      <text:table-of-content text:style-name="Sect1" text:protected="true" text:name="Taula de continguts1">
        <text:table-of-content-source text:outline-level="10">
          <text:index-title-template text:style-name="Contents_20_Heading">Taula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ula de continguts1_Head" text:protected="true">
            <text:p text:style-name="P7">Taula de continguts</text:p>
          </text:index-title>
          <text:p text:style-name="P8"><text:a xlink:type="simple" xlink:href="#__RefHeading___Toc1269_246834675" text:style-name="Index_20_Link" text:visited-style-name="Index_20_Link">1. Objecte<text:tab/>4</text:a></text:p>
          <text:p text:style-name="P8"><text:a xlink:type="simple" xlink:href="#__RefHeading___Toc1271_246834675" text:style-name="Index_20_Link" text:visited-style-name="Index_20_Link">2. Abast<text:tab/>4</text:a></text:p>
          <text:p text:style-name="P8"><text:a xlink:type="simple" xlink:href="#__RefHeading___Toc1273_246834675" text:style-name="Index_20_Link" text:visited-style-name="Index_20_Link">3. Antecedents<text:tab/>4</text:a></text:p>
          <text:p text:style-name="P8"><text:a xlink:type="simple" xlink:href="#__RefHeading___Toc1275_246834675" text:style-name="Index_20_Link" text:visited-style-name="Index_20_Link">4. Normes i referències<text:tab/>4</text:a></text:p>
          <text:p text:style-name="P8"><text:a xlink:type="simple" xlink:href="#__RefHeading___Toc1277_246834675" text:style-name="Index_20_Link" text:visited-style-name="Index_20_Link">5. Definicions i abreviatures<text:tab/>4</text:a></text:p>
          <text:p text:style-name="P8"><text:a xlink:type="simple" xlink:href="#__RefHeading___Toc1279_246834675" text:style-name="Index_20_Link" text:visited-style-name="Index_20_Link">6. Previsió de potències<text:tab/>4</text:a></text:p>
          <text:p text:style-name="P8"><text:a xlink:type="simple" xlink:href="#__RefHeading___Toc1281_246834675" text:style-name="Index_20_Link" text:visited-style-name="Index_20_Link">7. Requisits de disseny i anàlisi de solucions<text:tab/>6</text:a></text:p>
          <text:p text:style-name="P8"><text:a xlink:type="simple" xlink:href="#__RefHeading___Toc1283_246834675" text:style-name="Index_20_Link" text:visited-style-name="Index_20_Link">8. Instal·lació d’enllaç<text:tab/>6</text:a></text:p>
          <text:p text:style-name="P9"><text:a xlink:type="simple" xlink:href="#__RefHeading___Toc1285_246834675" text:style-name="Index_20_Link" text:visited-style-name="Index_20_Link">8.1. Esquemes de la instal·lació d’enllaç<text:tab/>6</text:a></text:p>
          <text:p text:style-name="P9"><text:a xlink:type="simple" xlink:href="#__RefHeading___Toc1287_246834675" text:style-name="Index_20_Link" text:visited-style-name="Index_20_Link">8.2. Escomesa<text:tab/>6</text:a></text:p>
          <text:p text:style-name="P9"><text:a xlink:type="simple" xlink:href="#__RefHeading___Toc1289_246834675" text:style-name="Index_20_Link" text:visited-style-name="Index_20_Link">8.3. CGP<text:tab/>6</text:a></text:p>
          <text:p text:style-name="P9"><text:a xlink:type="simple" xlink:href="#__RefHeading___Toc1291_246834675" text:style-name="Index_20_Link" text:visited-style-name="Index_20_Link">8.4. LGA<text:tab/>6</text:a></text:p>
          <text:p text:style-name="P9"><text:a xlink:type="simple" xlink:href="#__RefHeading___Toc1293_246834675" text:style-name="Index_20_Link" text:visited-style-name="Index_20_Link">8.5. CC<text:tab/>7</text:a></text:p>
          <text:p text:style-name="P10"><text:a xlink:type="simple" xlink:href="#__RefHeading___Toc1295_246834675" text:style-name="Index_20_Link" text:visited-style-name="Index_20_Link">8.5.1. Generalitats.<text:tab/>7</text:a></text:p>
          <text:p text:style-name="P10"><text:a xlink:type="simple" xlink:href="#__RefHeading___Toc1297_246834675" text:style-name="Index_20_Link" text:visited-style-name="Index_20_Link">8.5.2. Forma de col·locació<text:tab/>7</text:a></text:p>
          <text:p text:style-name="P10"><text:a xlink:type="simple" xlink:href="#__RefHeading___Toc1299_246834675" text:style-name="Index_20_Link" text:visited-style-name="Index_20_Link">8.5.3. Unitats funcionals instal·lades<text:tab/>7</text:a></text:p>
          <text:p text:style-name="P9"><text:a xlink:type="simple" xlink:href="#__RefHeading___Toc1301_246834675" text:style-name="Index_20_Link" text:visited-style-name="Index_20_Link">8.6. Derivacions individuals<text:tab/>7</text:a></text:p>
          <text:p text:style-name="P9"><text:a xlink:type="simple" xlink:href="#__RefHeading___Toc1303_246834675" text:style-name="Index_20_Link" text:visited-style-name="Index_20_Link">8.7. Dispositius generals de comandament i protecció<text:tab/>7</text:a></text:p>
          <text:p text:style-name="P10"><text:a xlink:type="simple" xlink:href="#__RefHeading___Toc1305_246834675" text:style-name="Index_20_Link" text:visited-style-name="Index_20_Link">8.7.1. DGMP<text:tab/>7</text:a></text:p>
          <text:p text:style-name="P10"><text:a xlink:type="simple" xlink:href="#__RefHeading___Toc1307_246834675" text:style-name="Index_20_Link" text:visited-style-name="Index_20_Link">8.7.2. IGA<text:tab/>7</text:a></text:p>
          <text:p text:style-name="P10"><text:a xlink:type="simple" xlink:href="#__RefHeading___Toc1309_246834675" text:style-name="Index_20_Link" text:visited-style-name="Index_20_Link">8.7.3. ICP<text:tab/>7</text:a></text:p>
          <text:p text:style-name="P10"><text:a xlink:type="simple" xlink:href="#__RefHeading___Toc1311_246834675" text:style-name="Index_20_Link" text:visited-style-name="Index_20_Link">8.7.4. Sobretensions<text:tab/>7</text:a></text:p>
          <text:p text:style-name="P8"><text:a xlink:type="simple" xlink:href="#__RefHeading___Toc1313_246834675" text:style-name="Index_20_Link" text:visited-style-name="Index_20_Link">9. Sistema de posada a terra de l’edifici<text:tab/>8</text:a></text:p>
          <text:p text:style-name="P9"><text:a xlink:type="simple" xlink:href="#__RefHeading___Toc1315_246834675" text:style-name="Index_20_Link" text:visited-style-name="Index_20_Link">9.1. Sistema de connexió del neutre i de les masses<text:tab/>8</text:a></text:p>
          <text:p text:style-name="P9"><text:a xlink:type="simple" xlink:href="#__RefHeading___Toc1317_246834675" text:style-name="Index_20_Link" text:visited-style-name="Index_20_Link">9.2. Instal·lació de posada a terra<text:tab/>8</text:a></text:p>
          <text:p text:style-name="P10"><text:a xlink:type="simple" xlink:href="#__RefHeading___Toc1319_246834675" text:style-name="Index_20_Link" text:visited-style-name="Index_20_Link">9.2.1. Punt de posada a terra<text:tab/>8</text:a></text:p>
          <text:p text:style-name="P10"><text:a xlink:type="simple" xlink:href="#__RefHeading___Toc1321_246834675" text:style-name="Index_20_Link" text:visited-style-name="Index_20_Link">9.2.2. Tipus d’instal·lació<text:tab/>8</text:a></text:p>
          <text:p text:style-name="P10"><text:a xlink:type="simple" xlink:href="#__RefHeading___Toc1323_246834675" text:style-name="Index_20_Link" text:visited-style-name="Index_20_Link">9.2.3. Elèctrode de posada a terra<text:tab/>8</text:a></text:p>
          <text:p text:style-name="P10"><text:a xlink:type="simple" xlink:href="#__RefHeading___Toc1325_246834675" text:style-name="Index_20_Link" text:visited-style-name="Index_20_Link">9.2.4. Conductor<text:tab/>8</text:a></text:p>
          <text:p text:style-name="P10"><text:a xlink:type="simple" xlink:href="#__RefHeading___Toc1327_246834675" text:style-name="Index_20_Link" text:visited-style-name="Index_20_Link">9.2.5. Borne<text:tab/>8</text:a></text:p>
          <text:p text:style-name="P10"><text:a xlink:type="simple" xlink:href="#__RefHeading___Toc1329_246834675" text:style-name="Index_20_Link" text:visited-style-name="Index_20_Link">9.2.6. Linies principals de terra i derivacions<text:tab/>8</text:a></text:p>
          <text:p text:style-name="P10"><text:a xlink:type="simple" xlink:href="#__RefHeading___Toc1331_246834675" text:style-name="Index_20_Link" text:visited-style-name="Index_20_Link">9.2.7. Conductor de protecció<text:tab/>8</text:a></text:p>
          <text:p text:style-name="P10"><text:a xlink:type="simple" xlink:href="#__RefHeading___Toc1333_246834675" text:style-name="Index_20_Link" text:visited-style-name="Index_20_Link">9.2.8. Conductor d’equipotencialitat<text:tab/>8</text:a></text:p>
          <text:p text:style-name="P10"><text:a xlink:type="simple" xlink:href="#__RefHeading___Toc1335_246834675" text:style-name="Index_20_Link" text:visited-style-name="Index_20_Link">9.2.9. Resistència de la toma de terra<text:tab/>8</text:a></text:p>
          <text:p text:style-name="P8"><text:a xlink:type="simple" xlink:href="#__RefHeading___Toc1337_246834675" text:style-name="Index_20_Link" text:visited-style-name="Index_20_Link">10. Instal·lacions interiors zones comuns<text:tab/>9</text:a></text:p>
          <text:p text:style-name="P9"><text:a xlink:type="simple" xlink:href="#__RefHeading___Toc1339_246834675" text:style-name="Index_20_Link" text:visited-style-name="Index_20_Link">10.1. Generalitats<text:tab/>9</text:a></text:p>
          <text:p text:style-name="P9"><text:a xlink:type="simple" xlink:href="#__RefHeading___Toc1341_246834675" text:style-name="Index_20_Link" text:visited-style-name="Index_20_Link">10.2. Sistemes d’instal·lació<text:tab/>9</text:a></text:p>
          <text:p text:style-name="P9"><text:a xlink:type="simple" xlink:href="#__RefHeading___Toc1343_246834675" text:style-name="Index_20_Link" text:visited-style-name="Index_20_Link">10.3. Tubs i canals<text:tab/>9</text:a></text:p>
          <text:p text:style-name="P9"><text:a xlink:type="simple" xlink:href="#__RefHeading___Toc1345_246834675" text:style-name="Index_20_Link" text:visited-style-name="Index_20_Link">10.4. Cablejat<text:tab/>9</text:a></text:p>
          <text:p text:style-name="P9"><text:a xlink:type="simple" xlink:href="#__RefHeading___Toc1347_246834675" text:style-name="Index_20_Link" text:visited-style-name="Index_20_Link">10.5. Sistemes de protecció<text:tab/>9</text:a></text:p>
          <text:p text:style-name="P10"><text:a xlink:type="simple" xlink:href="#__RefHeading___Toc1349_246834675" text:style-name="Index_20_Link" text:visited-style-name="Index_20_Link">10.5.1. Sobreintensitats i curtcircuits<text:tab/>9</text:a></text:p>
          <text:p text:style-name="P10"><text:a xlink:type="simple" xlink:href="#__RefHeading___Toc1351_246834675" text:style-name="Index_20_Link" text:visited-style-name="Index_20_Link">10.5.2. Sobretensions<text:tab/>9</text:a></text:p>
          <text:p text:style-name="P10"><text:a xlink:type="simple" xlink:href="#__RefHeading___Toc1353_246834675" text:style-name="Index_20_Link" text:visited-style-name="Index_20_Link">10.5.3. Contactes directes i indirectes<text:tab/>9</text:a></text:p>
          <text:p text:style-name="P8"><text:a xlink:type="simple" xlink:href="#__RefHeading___Toc1355_246834675" text:style-name="Index_20_Link" text:visited-style-name="Index_20_Link"><text:soft-page-break/>11. Instal·lacions interiors habitatges<text:tab/>9</text:a></text:p>
          <text:p text:style-name="P9"><text:a xlink:type="simple" xlink:href="#__RefHeading___Toc1357_246834675" text:style-name="Index_20_Link" text:visited-style-name="Index_20_Link">11.1. Generalitats<text:tab/>9</text:a></text:p>
          <text:p text:style-name="P9"><text:a xlink:type="simple" xlink:href="#__RefHeading___Toc1359_246834675" text:style-name="Index_20_Link" text:visited-style-name="Index_20_Link">11.2. Sistemes d’instal·lació<text:tab/>9</text:a></text:p>
          <text:p text:style-name="P9"><text:a xlink:type="simple" xlink:href="#__RefHeading___Toc1361_246834675" text:style-name="Index_20_Link" text:visited-style-name="Index_20_Link">11.3. Tubs i canals<text:tab/>10</text:a></text:p>
          <text:p text:style-name="P9"><text:a xlink:type="simple" xlink:href="#__RefHeading___Toc1363_246834675" text:style-name="Index_20_Link" text:visited-style-name="Index_20_Link">11.4. Cablejat<text:tab/>10</text:a></text:p>
          <text:p text:style-name="P9"><text:a xlink:type="simple" xlink:href="#__RefHeading___Toc1365_246834675" text:style-name="Index_20_Link" text:visited-style-name="Index_20_Link">11.5. Sistemes de protecció<text:tab/>10</text:a></text:p>
          <text:p text:style-name="P10"><text:a xlink:type="simple" xlink:href="#__RefHeading___Toc1367_246834675" text:style-name="Index_20_Link" text:visited-style-name="Index_20_Link">11.5.1. Sobreintensitats i curtcircuits<text:tab/>10</text:a></text:p>
          <text:p text:style-name="P10"><text:a xlink:type="simple" xlink:href="#__RefHeading___Toc1369_246834675" text:style-name="Index_20_Link" text:visited-style-name="Index_20_Link">11.5.2. Sobretensions<text:tab/>10</text:a></text:p>
          <text:p text:style-name="P10"><text:a xlink:type="simple" xlink:href="#__RefHeading___Toc1371_246834675" text:style-name="Index_20_Link" text:visited-style-name="Index_20_Link">11.5.3. Contactes directes i indirectes<text:tab/>10</text:a></text:p>
          <text:p text:style-name="P9"><text:a xlink:type="simple" xlink:href="#__RefHeading___Toc1373_246834675" text:style-name="Index_20_Link" text:visited-style-name="Index_20_Link">11.6. Circuits<text:tab/>10</text:a></text:p>
          <text:p text:style-name="P9"><text:a xlink:type="simple" xlink:href="#__RefHeading___Toc1375_246834675" text:style-name="Index_20_Link" text:visited-style-name="Index_20_Link">11.7. Punts d’utilització<text:tab/>10</text:a></text:p>
          <text:p text:style-name="P9"><text:a xlink:type="simple" xlink:href="#__RefHeading___Toc1377_246834675" text:style-name="Index_20_Link" text:visited-style-name="Index_20_Link">11.8. Instal·lacions a local amb bañera o dutxa<text:tab/>10</text:a></text:p>
          <text:p text:style-name="P9"><text:a xlink:type="simple" xlink:href="#__RefHeading___Toc1379_246834675" text:style-name="Index_20_Link" text:visited-style-name="Index_20_Link">11.9. Instal·lacions a local humit o mullat i exteriors.<text:tab/>10</text:a></text:p>
          <text:p text:style-name="P9"><text:a xlink:type="simple" xlink:href="#__RefHeading___Toc1381_246834675" text:style-name="Index_20_Link" text:visited-style-name="Index_20_Link">1.1. Encapçalament nivell 2<text:tab/>11</text:a></text:p>
          <text:p text:style-name="P10"><text:a xlink:type="simple" xlink:href="#__RefHeading___Toc1383_246834675" text:style-name="Index_20_Link" text:visited-style-name="Index_20_Link">1.1.1 Encapçalament nivell 3<text:tab/>11</text:a></text:p>
          <text:p text:style-name="P11"><text:a xlink:type="simple" xlink:href="#__RefHeading___Toc1385_246834675" text:style-name="Index_20_Link" text:visited-style-name="Index_20_Link">Encapçalament 4 (utilitzar NOMÉS en casos MOLT especials)<text:tab/>11</text:a></text:p>
        </text:index-body>
      </text:table-of-content>
      <text:p text:style-name="Standard"/>
      <text:h text:style-name="P12" text:outline-level="1"><text:bookmark-start text:name="__RefHeading___Toc1269_246834675"/>1. <text:span text:style-name="T4">Objecte</text:span><text:bookmark-end text:name="__RefHeading___Toc1269_246834675"/></text:h>
      <text:p text:style-name="P13">L’objecte d’aquest projecte és la de definir una instal·lació...</text:p>
      <text:h text:style-name="Heading_20_1" text:outline-level="1"><text:bookmark-start text:name="__RefHeading___Toc1271_246834675"/>2. Abast<text:bookmark-end text:name="__RefHeading___Toc1271_246834675"/></text:h>
      <text:p text:style-name="P14">L’abast d’aquest projecte comença en ... i acaba en ... Inclou tots els ...</text:p>
      <text:p text:style-name="P14">Es troben fora de l’abast d’aquest projecte ...</text:p>
      <text:h text:style-name="P15" text:outline-level="1"><text:bookmark-start text:name="__RefHeading___Toc1273_246834675"/><text:span text:style-name="T4">3</text:span>. <text:span text:style-name="T4">Antecedents</text:span><text:bookmark-end text:name="__RefHeading___Toc1273_246834675"/></text:h>
      <text:p text:style-name="P14">Les necessitats exposades en aquest projecte neixen dels requisits especificats pel client (vegeu acta de reunió núm. XXX a l’annex actes de reunió).</text:p>
      <text:p text:style-name="P14"/>
      <text:p text:style-name="P14">Els plànols d’arquitectura han estat facilitats per l’estudi ... amb data ...</text:p>
      <text:p text:style-name="P14"/>
      <text:p text:style-name="P16"><text:span text:style-name="T5">L’estat prèvi de (l’edifici, terreny, etc.) és. </text:span>Afegir els antecedents que consideris necessaris.</text:p>
      <text:h text:style-name="P15" text:outline-level="1"><text:bookmark-start text:name="__RefHeading___Toc1275_246834675"/><text:span text:style-name="T4">4</text:span>. <text:span text:style-name="T4">Normes i referències</text:span><text:bookmark-end text:name="__RefHeading___Toc1275_246834675"/></text:h>
      <text:list xml:id="list3595114447" text:style-name="L1">
        <text:list-item>
          <text:p text:style-name="P17">Llei ...</text:p>
        </text:list-item>
        <text:list-item>
          <text:p text:style-name="P17">UNE</text:p>
        </text:list-item>
        <text:list-item>
          <text:p text:style-name="P17">RD</text:p>
        </text:list-item>
        <text:list-item>
          <text:p text:style-name="P17">Ordre Ministerial</text:p>
        </text:list-item>
        <text:list-item>
          <text:p text:style-name="P17">Decret</text:p>
        </text:list-item>
        <text:list-item>
          <text:p text:style-name="P17">Circular d’indústria</text:p>
        </text:list-item>
      </text:list>
      <text:h text:style-name="P15" text:outline-level="1"><text:bookmark-start text:name="__RefHeading___Toc1277_246834675"/><text:span text:style-name="T4">5</text:span>. <text:span text:style-name="T4">Definicions i abreviatures</text:span><text:bookmark-end text:name="__RefHeading___Toc1277_246834675"/></text:h>
      <text:list text:continue-numbering="true" text:style-name="L1">
        <text:list-item>
          <text:p text:style-name="P17">RD: Reial decret</text:p>
        </text:list-item>
      </text:list>
      <text:h text:style-name="P15" text:outline-level="1"><text:bookmark-start text:name="__RefHeading___Toc1279_246834675"/><text:span text:style-name="T6">6</text:span>. <text:span text:style-name="T6">Previsió de potències</text:span><text:bookmark-end text:name="__RefHeading___Toc1279_246834675"/></text:h>
      <text:p text:style-name="P14">Fer una taula amb superfícies, requisits dels habitatges i tots els condicionants que fan que sigui electrificació bàsica o elevada.</text:p>
      <text:p text:style-name="P14">Fer una taula amb els locals</text:p>
      <text:p text:style-name="P14"><draw:line text:anchor-type="paragraph" draw:z-index="21" draw:name="Línia horitzontal 2" draw:style-name="gr1" draw:text-style-name="P18" svg:x1="12.827cm" svg:y1="0.099cm" svg:x2="14.589cm" svg:y2="0.099cm"><text:p/></draw:line><text:soft-page-break/>Fer els càlculs de previsió de potències de les zones comunes, garatges i vehicle elèctric, etc.</text:p>
      <text:p text:style-name="P14">HA DE SORTIR UNA POTÈNCIA D’AQUÍ.</text:p>
      <text:h text:style-name="P19" text:outline-level="1"><text:bookmark-start text:name="__RefHeading___Toc1281_246834675"/>7. Requisits de disseny i anàlisi de solucions<text:bookmark-end text:name="__RefHeading___Toc1281_246834675"/></text:h>
      <text:p text:style-name="P20">Argumentar.</text:p>
      <text:h text:style-name="P21" text:outline-level="1"><text:bookmark-start text:name="__RefHeading___Toc1283_246834675"/><text:span text:style-name="T7">8</text:span>. <text:span text:style-name="T5">Instal·lació d’enllaç</text:span><text:bookmark-end text:name="__RefHeading___Toc1283_246834675"/></text:h>
      <text:p text:style-name="P14"/>
      <text:h text:style-name="Heading_20_2" text:outline-level="2"><text:bookmark-start text:name="__RefHeading___Toc1285_246834675"/><text:span text:style-name="T7">8</text:span>.1. <text:span text:style-name="T8">E</text:span>squemes de la instal·lació d’enlla<text:span text:style-name="T8">ç</text:span><text:bookmark-end text:name="__RefHeading___Toc1285_246834675"/></text:h>
      <text:p text:style-name="P14">S’utilitza equema 2.1, 2.2.1?? <text:span text:style-name="T8">Argumentar.</text:span></text:p>
      <text:p text:style-name="P14"/>
      <text:h text:style-name="Heading_20_2" text:outline-level="2"><text:bookmark-start text:name="__RefHeading___Toc1287_246834675"/><text:span text:style-name="T7">8</text:span>.2. Escomesa<text:bookmark-end text:name="__RefHeading___Toc1287_246834675"/></text:h>
      <text:p text:style-name="P14">Escomesa subterrània o aèria?</text:p>
      <text:p text:style-name="P14"/>
      <text:h text:style-name="Heading_20_2" text:outline-level="2"><text:bookmark-start text:name="__RefHeading___Toc1289_246834675"/><text:span text:style-name="T7">8</text:span>.3. CGP<text:bookmark-end text:name="__RefHeading___Toc1289_246834675"/></text:h>
      <text:p text:style-name="P22">Tipus de CGP admeses atenent a la escomesa i a NRZ103.</text:p>
      <text:p text:style-name="P23">La CGP serà esquema <text:s/>(7?, 9?), ...</text:p>
      <text:p text:style-name="P24">Dins d eles CGP s’instal·laran curtcircuits fusibles ... </text:p>
      <text:p text:style-name="P25"/>
      <text:h text:style-name="Heading_20_2" text:outline-level="2"><text:bookmark-start text:name="__RefHeading___Toc1291_246834675"/><text:span text:style-name="T7">8</text:span>.4. LGA<text:bookmark-end text:name="__RefHeading___Toc1291_246834675"/></text:h>
      <text:p text:style-name="P22">Tipus de LGA atenent NRZ103 i REBT.</text:p>
      <text:p text:style-name="P23">La LGA discorrerà ... (entubada? enterrada?) amb cablejat amb aïllament ... (<text:span text:style-name="T9">450/750 V? Opacidad reducida? PVC? XLPE? </text:span>unipolar? Multipolar?). <text:span text:style-name="T9">Reflexar característiques fitxa tècnica.</text:span></text:p>
      <text:p text:style-name="P24">El traçat de la LGA serà el més curt i rectilini possible ... (reflexar normativa NRZ103 i REBT)</text:p>
      <text:p text:style-name="P23"/>
      <text:h text:style-name="Heading_20_2" text:outline-level="2"><text:bookmark-start text:name="__RefHeading___Toc1293_246834675"/><text:soft-page-break/><text:span text:style-name="T7">8</text:span>.5. CC<text:bookmark-end text:name="__RefHeading___Toc1293_246834675"/></text:h>
      <text:h text:style-name="Heading_20_3" text:outline-level="3"><text:bookmark-start text:name="__RefHeading___Toc1295_246834675"/><text:span text:style-name="T7">8</text:span>.5.1. Generalitats.<text:bookmark-end text:name="__RefHeading___Toc1295_246834675"/></text:h>
      <text:p text:style-name="P26">Reflexar NRZ</text:p>
      <text:p text:style-name="P26"/>
      <text:h text:style-name="Heading_20_3" text:outline-level="3"><text:bookmark-start text:name="__RefHeading___Toc1297_246834675"/><text:span text:style-name="T7">8</text:span>.5.2. Forma de col·locació<text:bookmark-end text:name="__RefHeading___Toc1297_246834675"/></text:h>
      <text:p text:style-name="P26">Armari? Local?</text:p>
      <text:p text:style-name="P26"/>
      <text:h text:style-name="Heading_20_3" text:outline-level="3"><text:bookmark-start text:name="__RefHeading___Toc1299_246834675"/><text:span text:style-name="T7">8</text:span>.5.3. Unitats funcionals instal·lades<text:bookmark-end text:name="__RefHeading___Toc1299_246834675"/></text:h>
      <text:p text:style-name="P26">IGM, ...</text:p>
      <text:p text:style-name="P26"/>
      <text:h text:style-name="Heading_20_2" text:outline-level="2"><text:bookmark-start text:name="__RefHeading___Toc1301_246834675"/><text:span text:style-name="T7">8</text:span>.6. Derivacions individuals<text:bookmark-end text:name="__RefHeading___Toc1301_246834675"/></text:h>
      <text:p text:style-name="P26">Similar a LGA</text:p>
      <text:p text:style-name="P26"/>
      <text:h text:style-name="Heading_20_2" text:outline-level="2"><text:bookmark-start text:name="__RefHeading___Toc1303_246834675"/><text:span text:style-name="T7">8</text:span>.7. Dispositius generals de comandament i protecció<text:bookmark-end text:name="__RefHeading___Toc1303_246834675"/></text:h>
      <text:p text:style-name="P26">Reflexar NRZ i REBT</text:p>
      <text:p text:style-name="P26"/>
      <text:h text:style-name="Heading_20_3" text:outline-level="3"><text:bookmark-start text:name="__RefHeading___Toc1305_246834675"/><text:span text:style-name="T7">8</text:span>.7.1. DGMP<text:bookmark-end text:name="__RefHeading___Toc1305_246834675"/></text:h>
      <text:p text:style-name="P27">Reflexar NRZ i REBT</text:p>
      <text:p text:style-name="P27"/>
      <text:h text:style-name="Heading_20_3" text:outline-level="3"><text:bookmark-start text:name="__RefHeading___Toc1307_246834675"/><text:span text:style-name="T7">8</text:span>.7.2. IGA<text:bookmark-end text:name="__RefHeading___Toc1307_246834675"/></text:h>
      <text:p text:style-name="P27">Reflexar NRZ i REBT</text:p>
      <text:p text:style-name="P27"/>
      <text:h text:style-name="Heading_20_3" text:outline-level="3"><text:bookmark-start text:name="__RefHeading___Toc1309_246834675"/><text:span text:style-name="T7">8</text:span>.7.<text:span text:style-name="T10">3</text:span>. ICP<text:bookmark-end text:name="__RefHeading___Toc1309_246834675"/></text:h>
      <text:p text:style-name="P27">Reflexar NRZ i REBT</text:p>
      <text:p text:style-name="P27"/>
      <text:h text:style-name="Heading_20_3" text:outline-level="3"><text:bookmark-start text:name="__RefHeading___Toc1311_246834675"/><text:span text:style-name="T7">8</text:span>.7.<text:span text:style-name="T10">4</text:span>. Sobretensions<text:bookmark-end text:name="__RefHeading___Toc1311_246834675"/></text:h>
      <text:p text:style-name="P27">Reflexar NRZ i REBT</text:p>
      <text:p text:style-name="P26"><text:soft-page-break/></text:p>
      <text:h text:style-name="Heading_20_1" text:outline-level="1"><text:bookmark-start text:name="__RefHeading___Toc1313_246834675"/><text:span text:style-name="T7">9</text:span>. Sistema de posada a terra de l’edifici<text:bookmark-end text:name="__RefHeading___Toc1313_246834675"/></text:h>
      <text:h text:style-name="Heading_20_2" text:outline-level="2"><text:bookmark-start text:name="__RefHeading___Toc1315_246834675"/><text:span text:style-name="T7">9</text:span>.1. Sistema de connexió del neutre i de les masses<text:bookmark-end text:name="__RefHeading___Toc1315_246834675"/></text:h>
      <text:h text:style-name="Heading_20_2" text:outline-level="2"><text:bookmark-start text:name="__RefHeading___Toc1317_246834675"/><text:span text:style-name="T7">9</text:span>.2. <text:span text:style-name="T11">Instal·lació de posada a terra</text:span><text:bookmark-end text:name="__RefHeading___Toc1317_246834675"/></text:h>
      <text:p text:style-name="P28">Reflexar REBT</text:p>
      <text:h text:style-name="P29" text:outline-level="3"><text:bookmark-start text:name="__RefHeading___Toc1319_246834675"/><text:span text:style-name="T7">9</text:span>.2.1. <text:span text:style-name="T12">Punt de posada a terra</text:span><text:bookmark-end text:name="__RefHeading___Toc1319_246834675"/></text:h>
      <text:p text:style-name="P30">Reflexar REBT</text:p>
      <text:h text:style-name="P29" text:outline-level="3"><text:bookmark-start text:name="__RefHeading___Toc1321_246834675"/><text:span text:style-name="T7">9</text:span>.2.<text:span text:style-name="T12">2</text:span>. <text:span text:style-name="T12">Tipus d’instal·lació</text:span><text:bookmark-end text:name="__RefHeading___Toc1321_246834675"/></text:h>
      <text:p text:style-name="P30">Reflexar REBT</text:p>
      <text:h text:style-name="Heading_20_3" text:outline-level="3"><text:bookmark-start text:name="__RefHeading___Toc1323_246834675"/><text:span text:style-name="T7">9</text:span>.2.<text:span text:style-name="T12">3</text:span>. Elèctrode de posada a terra<text:bookmark-end text:name="__RefHeading___Toc1323_246834675"/></text:h>
      <text:p text:style-name="P28">Reflexar REBT</text:p>
      <text:h text:style-name="Heading_20_3" text:outline-level="3"><text:bookmark-start text:name="__RefHeading___Toc1325_246834675"/><text:span text:style-name="T7">9</text:span>.2.<text:span text:style-name="T12">4</text:span>. Conductor<text:bookmark-end text:name="__RefHeading___Toc1325_246834675"/></text:h>
      <text:p text:style-name="P28">Reflexar REBT</text:p>
      <text:h text:style-name="Heading_20_3" text:outline-level="3"><text:bookmark-start text:name="__RefHeading___Toc1327_246834675"/><text:span text:style-name="T7">9</text:span>.2.<text:span text:style-name="T12">5</text:span>. Borne<text:bookmark-end text:name="__RefHeading___Toc1327_246834675"/></text:h>
      <text:p text:style-name="P28">Reflexar REBT</text:p>
      <text:h text:style-name="Heading_20_3" text:outline-level="3"><text:bookmark-start text:name="__RefHeading___Toc1329_246834675"/><text:span text:style-name="T7">9</text:span>.2.6. Linies principals de terra i derivacions<text:bookmark-end text:name="__RefHeading___Toc1329_246834675"/></text:h>
      <text:p text:style-name="P30">Reflexar REBT</text:p>
      <text:h text:style-name="Heading_20_3" text:outline-level="3"><text:bookmark-start text:name="__RefHeading___Toc1331_246834675"/><text:span text:style-name="T7">9</text:span>.2.<text:span text:style-name="T12">7</text:span>. Conductor de protecció<text:bookmark-end text:name="__RefHeading___Toc1331_246834675"/></text:h>
      <text:p text:style-name="P28">Reflexar REBT</text:p>
      <text:h text:style-name="Heading_20_3" text:outline-level="3"><text:bookmark-start text:name="__RefHeading___Toc1333_246834675"/><text:span text:style-name="T7">9</text:span>.2.<text:span text:style-name="T12">8</text:span>. Conductor d’equipotencialitat<text:bookmark-end text:name="__RefHeading___Toc1333_246834675"/></text:h>
      <text:p text:style-name="P28">Reflexar REBT</text:p>
      <text:h text:style-name="Heading_20_3" text:outline-level="3"><text:bookmark-start text:name="__RefHeading___Toc1335_246834675"/><text:span text:style-name="T7">9</text:span>.2.<text:span text:style-name="T12">9</text:span>. Resistència de la toma de terra<text:bookmark-end text:name="__RefHeading___Toc1335_246834675"/></text:h>
      <text:p text:style-name="P28">Reflexar REBT</text:p>
      <text:p text:style-name="P31"/>
      <text:p text:style-name="P31"/>
      <text:h text:style-name="Heading_20_1" text:outline-level="1"><text:bookmark-start text:name="__RefHeading___Toc1337_246834675"/><text:soft-page-break/><text:span text:style-name="T7">10</text:span>. Instal·lacions interiors <text:span text:style-name="T5">zones comuns</text:span><text:bookmark-end text:name="__RefHeading___Toc1337_246834675"/></text:h>
      <text:h text:style-name="Heading_20_2" text:outline-level="2"><text:bookmark-start text:name="__RefHeading___Toc1339_246834675"/><text:span text:style-name="T7">10</text:span>.1. Generalitats<text:bookmark-end text:name="__RefHeading___Toc1339_246834675"/></text:h>
      <text:p text:style-name="P32">Reflexar REBT</text:p>
      <text:h text:style-name="Heading_20_2" text:outline-level="2"><text:bookmark-start text:name="__RefHeading___Toc1341_246834675"/><text:span text:style-name="T7">10</text:span>.2. Sistemes d’instal·lació<text:bookmark-end text:name="__RefHeading___Toc1341_246834675"/></text:h>
      <text:p text:style-name="P32">Reflexar REBT</text:p>
      <text:h text:style-name="Heading_20_2" text:outline-level="2"><text:bookmark-start text:name="__RefHeading___Toc1343_246834675"/><text:span text:style-name="T7">10</text:span>.3. Tubs i canals<text:bookmark-end text:name="__RefHeading___Toc1343_246834675"/></text:h>
      <text:p text:style-name="P32">Reflexar REBT</text:p>
      <text:h text:style-name="Heading_20_2" text:outline-level="2"><text:bookmark-start text:name="__RefHeading___Toc1345_246834675"/><text:span text:style-name="T7">10</text:span>.4. Cablejat<text:bookmark-end text:name="__RefHeading___Toc1345_246834675"/></text:h>
      <text:p text:style-name="P32">Reflexar REBT</text:p>
      <text:h text:style-name="Heading_20_2" text:outline-level="2"><text:bookmark-start text:name="__RefHeading___Toc1347_246834675"/><text:span text:style-name="T7">10</text:span>.5. Sistemes <text:span text:style-name="T13">de protecció</text:span><text:bookmark-end text:name="__RefHeading___Toc1347_246834675"/></text:h>
      <text:h text:style-name="Heading_20_3" text:outline-level="3"><text:bookmark-start text:name="__RefHeading___Toc1349_246834675"/><text:span text:style-name="T7">10</text:span>.5.1. Sobreintensitats i curtcircuits<text:bookmark-end text:name="__RefHeading___Toc1349_246834675"/></text:h>
      <text:p text:style-name="P32">Reflexar REBT</text:p>
      <text:h text:style-name="Heading_20_3" text:outline-level="3"><text:bookmark-start text:name="__RefHeading___Toc1351_246834675"/><text:span text:style-name="T7">10</text:span>.5.2. Sobretensions<text:bookmark-end text:name="__RefHeading___Toc1351_246834675"/></text:h>
      <text:p text:style-name="P32">Reflexar REBT</text:p>
      <text:h text:style-name="Heading_20_3" text:outline-level="3"><text:bookmark-start text:name="__RefHeading___Toc1353_246834675"/><text:span text:style-name="T7">10.</text:span>5.3. Contactes directes i indirectes<text:bookmark-end text:name="__RefHeading___Toc1353_246834675"/></text:h>
      <text:p text:style-name="P32">Reflexar REBT</text:p>
      <text:p text:style-name="P26"/>
      <text:h text:style-name="P33" text:outline-level="1"><text:bookmark-start text:name="__RefHeading___Toc1355_246834675"/><text:span text:style-name="T13">1</text:span><text:span text:style-name="T7">1</text:span>. Instal·lacions interiors <text:span text:style-name="T13">habitatges</text:span><text:bookmark-end text:name="__RefHeading___Toc1355_246834675"/></text:h>
      <text:h text:style-name="P34" text:outline-level="2"><text:bookmark-start text:name="__RefHeading___Toc1357_246834675"/><text:span text:style-name="T7">11</text:span>.1. Generalitats<text:bookmark-end text:name="__RefHeading___Toc1357_246834675"/></text:h>
      <text:p text:style-name="P32">Reflexar REBT</text:p>
      <text:h text:style-name="P34" text:outline-level="2"><text:bookmark-start text:name="__RefHeading___Toc1359_246834675"/><text:span text:style-name="T7">11</text:span>.2. Sistemes d’instal·lació<text:bookmark-end text:name="__RefHeading___Toc1359_246834675"/></text:h>
      <text:p text:style-name="P32">Reflexar REBT</text:p>
      <text:h text:style-name="P34" text:outline-level="2"><text:bookmark-start text:name="__RefHeading___Toc1361_246834675"/><text:soft-page-break/><text:span text:style-name="T7">11</text:span>.3. Tubs i canals<text:bookmark-end text:name="__RefHeading___Toc1361_246834675"/></text:h>
      <text:p text:style-name="P32">Reflexar REBT</text:p>
      <text:h text:style-name="P34" text:outline-level="2"><text:bookmark-start text:name="__RefHeading___Toc1363_246834675"/><text:span text:style-name="T7">11</text:span>.4. Cablejat<text:bookmark-end text:name="__RefHeading___Toc1363_246834675"/></text:h>
      <text:p text:style-name="P32">Reflexar REBT</text:p>
      <text:h text:style-name="P34" text:outline-level="2"><text:bookmark-start text:name="__RefHeading___Toc1365_246834675"/><text:span text:style-name="T7">11</text:span>.5. Sistemes <text:span text:style-name="T13">de protecció</text:span><text:bookmark-end text:name="__RefHeading___Toc1365_246834675"/></text:h>
      <text:h text:style-name="P35" text:outline-level="3"><text:bookmark-start text:name="__RefHeading___Toc1367_246834675"/><text:span text:style-name="T7">11</text:span>.5.1. Sobreintensitats i curtcircuits<text:bookmark-end text:name="__RefHeading___Toc1367_246834675"/></text:h>
      <text:p text:style-name="P32">Reflexar REBT</text:p>
      <text:h text:style-name="P35" text:outline-level="3"><text:bookmark-start text:name="__RefHeading___Toc1369_246834675"/><text:span text:style-name="T7">11</text:span>.5.2. Sobretensions<text:bookmark-end text:name="__RefHeading___Toc1369_246834675"/></text:h>
      <text:p text:style-name="P32">Reflexar REBT</text:p>
      <text:h text:style-name="P35" text:outline-level="3"><text:bookmark-start text:name="__RefHeading___Toc1371_246834675"/><text:span text:style-name="T7">11</text:span>.5.3. Contactes directes i indirectes<text:bookmark-end text:name="__RefHeading___Toc1371_246834675"/></text:h>
      <text:p text:style-name="P32">Reflexar REBT</text:p>
      <text:p text:style-name="P32"/>
      <text:h text:style-name="Heading_20_2" text:outline-level="2"><text:bookmark-start text:name="__RefHeading___Toc1373_246834675"/><text:span text:style-name="T7">11</text:span>.6. Circuits<text:bookmark-end text:name="__RefHeading___Toc1373_246834675"/></text:h>
      <text:p text:style-name="P32">Reflexar REBT</text:p>
      <text:h text:style-name="Heading_20_2" text:outline-level="2"><text:bookmark-start text:name="__RefHeading___Toc1375_246834675"/><text:span text:style-name="T7">11</text:span>.7. Punts d’utilització<text:bookmark-end text:name="__RefHeading___Toc1375_246834675"/></text:h>
      <text:p text:style-name="P32">Reflexar REBT</text:p>
      <text:h text:style-name="Heading_20_2" text:outline-level="2"><text:bookmark-start text:name="__RefHeading___Toc1377_246834675"/>1<text:span text:style-name="T7">1</text:span>.8. Instal·lacions a local amb bañera o dutxa<text:bookmark-end text:name="__RefHeading___Toc1377_246834675"/></text:h>
      <text:p text:style-name="P36">Reflexar REBT</text:p>
      <text:h text:style-name="P37" text:outline-level="2"><text:bookmark-start text:name="__RefHeading___Toc1379_246834675"/>1<text:span text:style-name="T7">1</text:span>.<text:span text:style-name="T7">9</text:span>. Instal·lacions a local <text:span text:style-name="T7">humit o mullat i exteriors.</text:span><text:bookmark-end text:name="__RefHeading___Toc1379_246834675"/></text:h>
      <text:p text:style-name="P36">Reflexar REBT</text:p>
      <text:h text:style-name="P38" text:outline-level="2"/>
      <text:h text:style-name="P39" text:outline-level="2"><text:bookmark-start text:name="__RefHeading___Toc1381_246834675"/>1.1. Encapçalament nivell 2<text:bookmark-end text:name="__RefHeading___Toc1381_246834675"/></text:h>
      <text:p text:style-name="P40">Text normal. 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text:p>
      <text:p text:style-name="P41"/>
      <text:list text:style-name="L2">
        <text:list-item>
          <text:p text:style-name="P42">Element 1 de la llista</text:p>
        </text:list-item>
        <text:list-item>
          <text:p text:style-name="P42">Element 2</text:p>
        </text:list-item>
        <text:list-item>
          <text:p text:style-name="P42">Element 3</text:p>
          <text:list>
            <text:list-item>
              <text:p text:style-name="P42">Element 3.1</text:p>
            </text:list-item>
            <text:list-item>
              <text:p text:style-name="P42">Element 3.2</text:p>
              <text:list>
                <text:list-item>
                  <text:p text:style-name="P42">Element 3.2.1</text:p>
                </text:list-item>
                <text:list-item>
                  <text:p text:style-name="P42">Element 3.2.2</text:p>
                </text:list-item>
              </text:list>
            </text:list-item>
            <text:list-item>
              <text:p text:style-name="P42">Element 3.3</text:p>
            </text:list-item>
          </text:list>
        </text:list-item>
        <text:list-item>
          <text:p text:style-name="P42">Element 4</text:p>
        </text:list-item>
      </text:list>
      <text:p text:style-name="P41"/>
      <text:p text:style-name="P41">Excepteur sint obcaecat cupiditat non proident, sunt in culpa qui officia deserunt mollit anim id est laborum.</text:p>
      <text:h text:style-name="Heading_20_3" text:outline-level="3"><text:bookmark-start text:name="__RefHeading___Toc1383_246834675"/>1.1.1 Encapçalament nivell 3<text:bookmark-end text:name="__RefHeading___Toc1383_246834675"/></text:h>
      <text:p text:style-name="P40">Text normal. Lorem ipsum dolor sit amet, consectetur adipisici elit, sed eiusmod tempor incidunt ut labore et dolore magna aliqua. </text:p>
      <text:p text:style-name="P41"/>
      <text:p text:style-name="P41">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h text:style-name="Heading_20_4" text:outline-level="4"><text:bookmark-start text:name="__RefHeading___Toc1385_246834675"/>Encapçalament 4 (utilitzar NOMÉS en casos MOLT especials)<text:bookmark-end text:name="__RefHeading___Toc1385_246834675"/></text:h>
      <text:p text:style-name="P43"/>
      <text:p text:style-name="P44">Text normal. 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45"/>
      <table:table table:name="Taula1" table:style-name="Taula1">
        <table:table-column table:style-name="Taula1.A"/>
        <table:table-column table:style-name="Taula1.B"/>
        <text:soft-page-break/>
        <table:table-row>
          <table:table-cell table:style-name="Taula1.A1" office:value-type="string">
            <text:p text:style-name="P46"><draw:frame draw:style-name="fr1" draw:name="Objecte1" text:anchor-type="as-char" svg:y="-0.716cm" svg:width="2.715cm" svg:height="1.718cm" draw:z-index="0"><draw:object xlink:href="./Object 1" xlink:type="simple" xlink:show="embed" xlink:actuate="onLoad"/><draw:image xlink:href="./ObjectReplacements/Object 1" xlink:type="simple" xlink:show="embed" xlink:actuate="onLoad"/><svg:desc>fórmula</svg:desc></draw:frame></text:p>
          </table:table-cell>
          <table:table-cell table:style-name="Taula1.B1" office:value-type="string">
            <text:p text:style-name="P47">(1)</text:p>
          </table:table-cell>
        </table:table-row>
        <table:table-row>
          <table:table-cell table:style-name="Taula1.A1" office:value-type="string">
            <text:p text:style-name="P48">A on:</text:p>
            <text:list text:style-name="L3">
              <text:list-item>
                <text:p text:style-name="P49"><draw:frame draw:style-name="fr1" draw:name="Objecte2" text:anchor-type="as-char" svg:y="-0.379cm" svg:width="0.296cm" svg:height="0.471cm" draw:z-index="1"><draw:object xlink:href="./Object 2" xlink:type="simple" xlink:show="embed" xlink:actuate="onLoad"/><draw:image xlink:href="./ObjectReplacements/Object 2" xlink:type="simple" xlink:show="embed" xlink:actuate="onLoad"/></draw:frame><text:s/>és la Palmàriència en <draw:frame draw:style-name="fr1" draw:name="Objecte3" text:anchor-type="as-char" svg:y="-0.379cm" svg:width="0.81cm" svg:height="0.471cm" draw:z-index="2"><draw:object xlink:href="./Object 3" xlink:type="simple" xlink:show="embed" xlink:actuate="onLoad"/><draw:image xlink:href="./ObjectReplacements/Object 3" xlink:type="simple" xlink:show="embed" xlink:actuate="onLoad"/></draw:frame></text:p>
              </text:list-item>
              <text:list-item>
                <text:p text:style-name="P49"><draw:frame draw:style-name="fr1" draw:name="Objecte4" text:anchor-type="as-char" svg:y="-0.379cm" svg:width="0.358cm" svg:height="0.534cm" draw:z-index="3"><draw:object xlink:href="./Object 4" xlink:type="simple" xlink:show="embed" xlink:actuate="onLoad"/><draw:image xlink:href="./ObjectReplacements/Object 4" xlink:type="simple" xlink:show="embed" xlink:actuate="onLoad"/></draw:frame><text:s/>é<text:span text:style-name="T14">s la Romanèncitat en </text:span><text:span text:style-name="T14"><draw:frame draw:style-name="fr1" draw:name="Objecte5" text:anchor-type="as-char" svg:y="-0.439cm" svg:width="1.42cm" svg:height="0.531cm" draw:z-index="4"><draw:object xlink:href="./Object 5" xlink:type="simple" xlink:show="embed" xlink:actuate="onLoad"/><draw:image xlink:href="./ObjectReplacements/Object 5" xlink:type="simple" xlink:show="embed" xlink:actuate="onLoad"/></draw:frame></text:span></text:p>
              </text:list-item>
              <text:list-item>
                <text:p text:style-name="P49"><draw:frame draw:style-name="fr1" draw:name="Objecte6" text:anchor-type="as-char" svg:y="-0.379cm" svg:width="0.261cm" svg:height="0.471cm" draw:z-index="5"><draw:object xlink:href="./Object 6" xlink:type="simple" xlink:show="embed" xlink:actuate="onLoad"/><draw:image xlink:href="./ObjectReplacements/Object 6" xlink:type="simple" xlink:show="embed" xlink:actuate="onLoad"/></draw:frame><text:s/>é<text:span text:style-name="T14">s el coeficient de correcció</text:span></text:p>
              </text:list-item>
              <text:list-item>
                <text:p text:style-name="P50"><draw:frame draw:style-name="fr1" draw:name="Objecte7" text:anchor-type="as-char" svg:y="-0.379cm" svg:width="0.228cm" svg:height="0.471cm" draw:z-index="6"><draw:object xlink:href="./Object 7" xlink:type="simple" xlink:show="embed" xlink:actuate="onLoad"/><draw:image xlink:href="./ObjectReplacements/Object 7" xlink:type="simple" xlink:show="embed" xlink:actuate="onLoad"/></draw:frame><text:s/>és la mida estàndar mallorquina en <draw:frame draw:style-name="fr1" draw:name="Objecte8" text:anchor-type="as-char" svg:y="-0.379cm" svg:width="0.54cm" svg:height="0.471cm" draw:z-index="7"><draw:object xlink:href="./Object 8" xlink:type="simple" xlink:show="embed" xlink:actuate="onLoad"/><draw:image xlink:href="./ObjectReplacements/Object 8" xlink:type="simple" xlink:show="embed" xlink:actuate="onLoad"/></draw:frame></text:p>
              </text:list-item>
              <text:list-item>
                <text:p text:style-name="P50"><draw:frame draw:style-name="fr1" draw:name="Objecte9" text:anchor-type="as-char" svg:y="-0.379cm" svg:width="0.228cm" svg:height="0.471cm" draw:z-index="8"><draw:object xlink:href="./Object 9" xlink:type="simple" xlink:show="embed" xlink:actuate="onLoad"/><draw:image xlink:href="./ObjectReplacements/Object 9" xlink:type="simple" xlink:show="embed" xlink:actuate="onLoad"/></draw:frame><text:s/>es la constant de Serbal en <draw:frame draw:style-name="fr1" draw:name="Objecte10" text:anchor-type="as-char" svg:y="-0.379cm" svg:width="0.838cm" svg:height="0.471cm" draw:z-index="9"><draw:object xlink:href="./Object 10" xlink:type="simple" xlink:show="embed" xlink:actuate="onLoad"/><draw:image xlink:href="./ObjectReplacements/Object 10" xlink:type="simple" xlink:show="embed" xlink:actuate="onLoad"/></draw:frame></text:p>
              </text:list-item>
            </text:list>
          </table:table-cell>
          <table:table-cell table:style-name="Taula1.A1" office:value-type="string">
            <text:p text:style-name="P46"/>
          </table:table-cell>
        </table:table-row>
      </table:table>
      <text:p text:style-name="P45"/>
      <text:p text:style-name="P51"/>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mfortaa Light" svg:font-family="'Comfortaa Ligh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general_5f_CIFP_5f_PL" draw:display-name="general_CIFP_PL" xlink:href="Pictures/100000010000031A00000463775A6B73.png" xlink:type="simple" xlink:show="embed" xlink:actuate="onLoad"/>
    <draw:fill-image draw:name="portada_5f_CIFP_5f_PL" draw:display-name="portada_CIFP_PL" xlink:href="Pictures/100000010000031A000004637CE96CD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9e2050" loext:opacity="100%" fo:font-size="2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9e2050" loext:opacity="100%" fo:font-size="18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9e2050" loext:opacity="1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9e2050" loext:opacity="100%" fo:font-size="12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052cm" style:type="center"/>
          <style:tab-stop style:position="16.106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52cm" style:type="center"/>
          <style:tab-stop style:position="16.10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6.10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60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5.10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4.60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Liberation Sans" fo:font-size="10pt" officeooo:rsid="001145e4" officeooo:paragraph-rsid="001145e4" style:font-size-asian="10pt" style:font-size-complex="10pt"/>
    </style:style>
    <style:style style:name="MP2" style:family="paragraph">
      <style:paragraph-properties fo:text-align="center"/>
    </style:style>
    <style:style style:name="Mgr1" style:family="graphic">
      <style:graphic-properties svg:stroke-width="0.049cm" svg:stroke-color="#9e2050" draw:marker-start-width="0.427cm" draw:marker-end-width="0.427cm" draw:textarea-horizontal-align="center" draw:textarea-vertical-align="middle" fo:padding-top="0.025cm" fo:padding-bottom="0.025cm" fo:padding-left="0.025cm" fo:padding-right="0.02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48cm" fo:margin-bottom="2.429cm" fo:margin-left="2.48cm" fo:margin-right="2.415cm" style:writing-mode="lr-tb" style:layout-grid-color="#c0c0c0" style:layout-grid-lines="20" style:layout-grid-base-height="0.706cm" style:layout-grid-ruby-height="0.353cm" style:layout-grid-mode="none" style:layout-grid-ruby-below="false" style:layout-grid-print="false" style:layout-grid-display="false" draw:fill="bitmap" draw:fill-image-name="general_5f_CIFP_5f_PL" style:repeat="stretch" draw:fill-image-ref-point-x="0%" draw:fill-image-ref-point-y="0%" draw:fill-image-ref-point="center" style:footnote-max-height="0cm" loext:margin-gutter="0cm">
        <style:background-image xlink:href="Pictures/100000010000031A00000463775A6B7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svg:height="2.11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ortada_5f_CIFP_5f_PL" style:repeat="stretch" draw:fill-image-ref-point-x="0%" draw:fill-image-ref-point-y="0%" draw:fill-image-ref-point="center" style:footnote-max-height="0cm" loext:margin-gutter="0cm">
        <style:background-image xlink:href="Pictures/100000010000031A000004637CE96CD8.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general_5f_CIFP_5f_PL" style:repeat="stretch" draw:fill-image-ref-point-x="0%" draw:fill-image-ref-point-y="0%" draw:fill-image-ref-point="center"/>
    </style:style>
    <style:style style:name="Mdp2" style:family="drawing-page">
      <style:drawing-page-properties draw:fill="bitmap" draw:background-size="full" draw:fill-image-name="portada_5f_CIFP_5f_PL" style:repeat="stretch" draw:fill-image-ref-point-x="0%" draw:fill-image-ref-point-y="0%" draw:fill-image-ref-point="center"/>
    </style:style>
    <style:style style:name="Mdp3" style:family="drawing-page">
      <style:drawing-page-properties draw:background-size="full"/>
    </style:style>
  </office:automatic-styles>
  <office:master-styles>
    <style:master-page style:name="Standard" style:page-layout-name="Mpm1" draw:style-name="Mdp1">
      <style:footer>
        <text:p text:style-name="MP1"/>
        <text:p text:style-name="MP1"/>
        <text:p text:style-name="MP1"><draw:line text:anchor-type="paragraph" draw:z-index="20" draw:name="Línia horitzontal 1" draw:style-name="Mgr1" draw:text-style-name="MP2" svg:x1="-0.026cm" svg:y1="-0.065cm" svg:x2="16.219cm" svg:y2="-0.065cm"><text:p/></draw:line>Títol del projecte – Subtítol<text:tab/><text:tab/>Pàgina <text:page-number text:select-page="current">12</text:page-number><text:s/>de <text:page-count>12</text:page-count></text:p>
      </style:footer>
    </style:master-page>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8:12:30.583440780</meta:creation-date>
    <dc:date>2026-01-07T11:49:37.559102470</dc:date>
    <meta:editing-duration>PT48M8S</meta:editing-duration>
    <meta:editing-cycles>8</meta:editing-cycles>
    <meta:generator>LibreOffice/25.2.7.2$Linux_X86_64 LibreOffice_project/520$Build-2</meta:generator>
    <meta:document-statistic meta:table-count="1" meta:image-count="0" meta:object-count="10" meta:page-count="12" meta:paragraph-count="211" meta:word-count="1150" meta:character-count="7108" meta:non-whitespace-character-count="6174"/>
  </office:meta>
</office:document-meta>
</file>

<file path=Object 1/content.xml><?xml version="1.0" encoding="utf-8"?>
<math xmlns="http://www.w3.org/1998/Math/MathML" display="block">
  <semantics>
    <mrow>
      <mi>P</mi>
      <mo stretchy="false">=</mo>
      <mrow>
        <munderover>
          <mo stretchy="false">∑</mo>
          <mrow>
            <mi>i</mi>
            <mo stretchy="false">=</mo>
            <mn>0</mn>
          </mrow>
          <mi>n</mi>
        </munderover>
        <mfrac>
          <mrow>
            <msub>
              <mi>Z</mi>
              <mi>i</mi>
            </msub>
            <mo stretchy="false">⋅</mo>
            <mi>α</mi>
          </mrow>
          <mrow>
            <msqrt>
              <mfrac>
                <mi>a</mi>
                <mi mathvariant="normal">Φ</mi>
              </mfrac>
            </msqrt>
            <mo stretchy="false">⋅</mo>
            <msubsup>
              <mi>λ</mi>
              <mi>i</mi>
              <mrow>
                <mn>1</mn>
                <mo stretchy="false">/</mo>
                <mn>2</mn>
              </mrow>
            </msubsup>
          </mrow>
        </mfrac>
      </mrow>
    </mrow>
    <annotation encoding="StarMath 5.0">P = sum from {i=0} to {n} frac {Z_i cdot %alpha}{sqrt {frac a %PHI} cdot %lambda_i^{1/2}} </annotation>
  </semantics>
</math>
</file>

<file path=Object 10/content.xml><?xml version="1.0" encoding="utf-8"?>
<math xmlns="http://www.w3.org/1998/Math/MathML" display="block">
  <semantics>
    <mrow>
      <mtext>kg</mtext>
      <mo stretchy="false">⋅</mo>
      <mtext>h</mtext>
    </mrow>
    <annotation encoding="StarMath 5.0">"kg" cdot "h"</annotation>
  </semantics>
</math>
</file>

<file path=Object 2/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text>MW</mtext>
    <annotation encoding="StarMath 5.0">"MW"</annotation>
  </semantics>
</math>
</file>

<file path=Object 4/content.xml><?xml version="1.0" encoding="utf-8"?>
<math xmlns="http://www.w3.org/1998/Math/MathML" display="block">
  <semantics>
    <msub>
      <mi>Z</mi>
      <mi>i</mi>
    </msub>
    <annotation encoding="StarMath 5.0">Z_i</annotation>
  </semantics>
</math>
</file>

<file path=Object 5/content.xml><?xml version="1.0" encoding="utf-8"?>
<math xmlns="http://www.w3.org/1998/Math/MathML" display="block">
  <semantics>
    <mrow>
      <mrow>
        <mi>μ</mi>
        <mtext>Wb</mtext>
      </mrow>
      <mo stretchy="false">/</mo>
      <msup>
        <mtext>s</mtext>
        <mn>2</mn>
      </msup>
    </mrow>
    <annotation encoding="StarMath 5.0">{%mu "Wb"} / "s"^2</annotation>
  </semantics>
</math>
</file>

<file path=Object 6/content.xml><?xml version="1.0" encoding="utf-8"?>
<math xmlns="http://www.w3.org/1998/Math/MathML" display="block">
  <semantics>
    <mi>α</mi>
    <annotation encoding="StarMath 5.0">%alpha</annotation>
  </semantics>
</math>
</file>

<file path=Object 7/content.xml><?xml version="1.0" encoding="utf-8"?>
<math xmlns="http://www.w3.org/1998/Math/MathML" display="block">
  <semantics>
    <mi>a</mi>
    <annotation encoding="StarMath 5.0">a</annotation>
  </semantics>
</math>
</file>

<file path=Object 8/content.xml><?xml version="1.0" encoding="utf-8"?>
<math xmlns="http://www.w3.org/1998/Math/MathML" display="block">
  <semantics>
    <mtext>cm</mtext>
    <annotation encoding="StarMath 5.0">"cm"</annotation>
  </semantics>
</math>
</file>

<file path=Object 9/content.xml><?xml version="1.0" encoding="utf-8"?>
<math xmlns="http://www.w3.org/1998/Math/MathML" display="block">
  <semantics>
    <mi>λ</mi>
    <annotation encoding="StarMath 5.0">%lambda</annotation>
  </semantics>
</math>
</file>